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597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331 kWh</text:p>
          </table:table-cell>
          <table:table-cell office:value-type="float" office:value="2205.63" calcext:value-type="float">
            <text:p>2205.63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123.48" calcext:value-type="float">
            <text:p>123.48</text:p>
          </table:table-cell>
          <table:table-cell office:value-type="float" office:value="19.32" calcext:value-type="float">
            <text:p>19.32</text:p>
          </table:table-cell>
          <table:table-cell office:value-type="float" office:value="-441.66" calcext:value-type="float">
            <text:p>-441.66</text:p>
          </table:table-cell>
          <table:table-cell office:value-type="string" calcext:value-type="string">
            <text:p>T-J</text:p>
          </table:table-cell>
          <table:table-cell office:value-type="float" office:value="2074.4" calcext:value-type="float">
            <text:p>2074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334 kWh</text:p>
          </table:table-cell>
          <table:table-cell office:value-type="float" office:value="2219.45" calcext:value-type="float">
            <text:p>2219.45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124.57" calcext:value-type="float">
            <text:p>124.57</text:p>
          </table:table-cell>
          <table:table-cell office:value-type="float" office:value="19.47" calcext:value-type="float">
            <text:p>19.47</text:p>
          </table:table-cell>
          <table:table-cell office:value-type="float" office:value="-439.84" calcext:value-type="float">
            <text:p>-439.84</text:p>
          </table:table-cell>
          <table:table-cell office:value-type="string" calcext:value-type="string">
            <text:p>T-J</text:p>
          </table:table-cell>
          <table:table-cell office:value-type="float" office:value="2090.65" calcext:value-type="float">
            <text:p>2090.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368 kWh</text:p>
          </table:table-cell>
          <table:table-cell office:value-type="float" office:value="2456.4" calcext:value-type="float">
            <text:p>2456.4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41.29" calcext:value-type="float">
            <text:p>141.29</text:p>
          </table:table-cell>
          <table:table-cell office:value-type="float" office:value="21.85" calcext:value-type="float">
            <text:p>21.85</text:p>
          </table:table-cell>
          <table:table-cell office:value-type="float" office:value="-438.03" calcext:value-type="float">
            <text:p>-438.03</text:p>
          </table:table-cell>
          <table:table-cell office:value-type="string" calcext:value-type="string">
            <text:p>T-J</text:p>
          </table:table-cell>
          <table:table-cell office:value-type="float" office:value="2347.83" calcext:value-type="float">
            <text:p>2347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340 kWh</text:p>
          </table:table-cell>
          <table:table-cell office:value-type="float" office:value="2243.87" calcext:value-type="float">
            <text:p>2243.87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26.53" calcext:value-type="float">
            <text:p>126.53</text:p>
          </table:table-cell>
          <table:table-cell office:value-type="float" office:value="19.73" calcext:value-type="float">
            <text:p>19.73</text:p>
          </table:table-cell>
          <table:table-cell office:value-type="float" office:value="-436.27" calcext:value-type="float">
            <text:p>-436.27</text:p>
          </table:table-cell>
          <table:table-cell office:value-type="string" calcext:value-type="string">
            <text:p>T-J</text:p>
          </table:table-cell>
          <table:table-cell office:value-type="float" office:value="2119.49" calcext:value-type="float">
            <text:p>2119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361 kWh</text:p>
          </table:table-cell>
          <table:table-cell office:value-type="float" office:value="2385.74" calcext:value-type="float">
            <text:p>2385.74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36.59" calcext:value-type="float">
            <text:p>136.59</text:p>
          </table:table-cell>
          <table:table-cell office:value-type="float" office:value="21.16" calcext:value-type="float">
            <text:p>21.16</text:p>
          </table:table-cell>
          <table:table-cell office:value-type="float" office:value="-434.46" calcext:value-type="float">
            <text:p>-434.46</text:p>
          </table:table-cell>
          <table:table-cell office:value-type="string" calcext:value-type="string">
            <text:p>T-J</text:p>
          </table:table-cell>
          <table:table-cell office:value-type="float" office:value="2273.99" calcext:value-type="float">
            <text:p>2273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327 kWh</text:p>
          </table:table-cell>
          <table:table-cell office:value-type="float" office:value="2132.7" calcext:value-type="float">
            <text:p>2132.7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19" calcext:value-type="float">
            <text:p>119</text:p>
          </table:table-cell>
          <table:table-cell office:value-type="float" office:value="18.64" calcext:value-type="float">
            <text:p>18.64</text:p>
          </table:table-cell>
          <table:table-cell office:value-type="float" office:value="-432.73" calcext:value-type="float">
            <text:p>-432.73</text:p>
          </table:table-cell>
          <table:table-cell office:value-type="string" calcext:value-type="string">
            <text:p>T-J</text:p>
          </table:table-cell>
          <table:table-cell office:value-type="float" office:value="2001.9" calcext:value-type="float">
            <text:p>2001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395 kWh</text:p>
          </table:table-cell>
          <table:table-cell office:value-type="float" office:value="2608.55" calcext:value-type="float">
            <text:p>2608.55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52.43" calcext:value-type="float">
            <text:p>152.43</text:p>
          </table:table-cell>
          <table:table-cell office:value-type="float" office:value="23.41" calcext:value-type="float">
            <text:p>23.41</text:p>
          </table:table-cell>
          <table:table-cell office:value-type="float" office:value="-430.95" calcext:value-type="float">
            <text:p>-430.95</text:p>
          </table:table-cell>
          <table:table-cell office:value-type="string" calcext:value-type="string">
            <text:p>T-J</text:p>
          </table:table-cell>
          <table:table-cell office:value-type="float" office:value="2517.06" calcext:value-type="float">
            <text:p>2517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372 kWh</text:p>
          </table:table-cell>
          <table:table-cell office:value-type="float" office:value="2434.68" calcext:value-type="float">
            <text:p>2434.68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40.39" calcext:value-type="float">
            <text:p>140.39</text:p>
          </table:table-cell>
          <table:table-cell office:value-type="float" office:value="21.69" calcext:value-type="float">
            <text:p>21.69</text:p>
          </table:table-cell>
          <table:table-cell office:value-type="float" office:value="-429.13" calcext:value-type="float">
            <text:p>-429.13</text:p>
          </table:table-cell>
          <table:table-cell office:value-type="string" calcext:value-type="string">
            <text:p>T-J</text:p>
          </table:table-cell>
          <table:table-cell office:value-type="float" office:value="2330.58" calcext:value-type="float">
            <text:p>2330.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324 kWh</text:p>
          </table:table-cell>
          <table:table-cell office:value-type="float" office:value="2058.05" calcext:value-type="float">
            <text:p>2058.05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14.79" calcext:value-type="float">
            <text:p>114.79</text:p>
          </table:table-cell>
          <table:table-cell office:value-type="float" office:value="18.02" calcext:value-type="float">
            <text:p>18.02</text:p>
          </table:table-cell>
          <table:table-cell office:value-type="float" office:value="-418.17" calcext:value-type="float">
            <text:p>-418.17</text:p>
          </table:table-cell>
          <table:table-cell office:value-type="string" calcext:value-type="string">
            <text:p>T-J</text:p>
          </table:table-cell>
          <table:table-cell office:value-type="float" office:value="1934.96" calcext:value-type="float">
            <text:p>1934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88 kWh</text:p>
          </table:table-cell>
          <table:table-cell office:value-type="float" office:value="1784.27" calcext:value-type="float">
            <text:p>1784.27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-416.45" calcext:value-type="float">
            <text:p>-416.45</text:p>
          </table:table-cell>
          <table:table-cell office:value-type="string" calcext:value-type="string">
            <text:p>T-J</text:p>
          </table:table-cell>
          <table:table-cell office:value-type="float" office:value="1545.59" calcext:value-type="float">
            <text:p>1545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313 kWh</text:p>
          </table:table-cell>
          <table:table-cell office:value-type="float" office:value="1948.35" calcext:value-type="float">
            <text:p>1948.35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07.35" calcext:value-type="float">
            <text:p>107.35</text:p>
          </table:table-cell>
          <table:table-cell office:value-type="float" office:value="16.95" calcext:value-type="float">
            <text:p>16.95</text:p>
          </table:table-cell>
          <table:table-cell office:value-type="float" office:value="-414.78" calcext:value-type="float">
            <text:p>-414.78</text:p>
          </table:table-cell>
          <table:table-cell office:value-type="string" calcext:value-type="string">
            <text:p>T-J</text:p>
          </table:table-cell>
          <table:table-cell office:value-type="float" office:value="1819.66" calcext:value-type="float">
            <text:p>1819.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320 kWh</text:p>
          </table:table-cell>
          <table:table-cell office:value-type="float" office:value="1962.4" calcext:value-type="float">
            <text:p>1962.4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08.45" calcext:value-type="float">
            <text:p>108.45</text:p>
          </table:table-cell>
          <table:table-cell office:value-type="float" office:value="17.1" calcext:value-type="float">
            <text:p>17.1</text:p>
          </table:table-cell>
          <table:table-cell office:value-type="float" office:value="-413.06" calcext:value-type="float">
            <text:p>-413.06</text:p>
          </table:table-cell>
          <table:table-cell office:value-type="string" calcext:value-type="string">
            <text:p>T-J</text:p>
          </table:table-cell>
          <table:table-cell office:value-type="float" office:value="1836.04" calcext:value-type="float">
            <text:p>1836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6:26:33.455000000</meta:creation-date>
    <dc:date>2018-03-26T16:30:26.920000000</dc:date>
    <meta:editing-duration>PT3M53S</meta:editing-duration>
    <meta:editing-cycles>1</meta:editing-cycles>
    <meta:document-statistic meta:table-count="1" meta:cell-count="154" meta:object-count="0"/>
    <meta:generator>LibreOffice/5.3.4.2$Windows_x86 LibreOffice_project/f82d347ccc0be322489bf7da61d7e4ad13fe2ff3</meta:generator>
  </office:meta>
</office:document-meta>
</file>